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C0000009B06625AEB.png" manifest:media-type="image/png"/>
  <manifest:file-entry manifest:full-path="Pictures/10000201000002410000032B5173B3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420e" draw:marker-start-width="0.35cm" draw:marker-end-width="0.35cm" draw:fill="none" draw:textarea-horizontal-align="justify" draw:textarea-vertical-align="middle" draw:auto-grow-height="false" fo:min-height="3.348cm" fo:min-width="3.719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420e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420e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420e" draw:fill="none" draw:textarea-horizontal-align="justify" draw:textarea-vertical-align="middle" draw:auto-grow-height="false" fo:min-height="7.023cm" fo:min-width="8.343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cc0000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420e" draw:marker-start="Arrow" draw:marker-start-width="0.3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ff420e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Droid Sans"/>
    </style:style>
    <style:style style:name="T1" style:family="text">
      <style:text-properties style:font-name="Droid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1cm" svg:height="19.034cm" svg:x="6.459cm" svg:y="9.666cm">
          <draw:image xlink:href="Pictures/10000201000002410000032B5173B31B.png" xlink:type="simple" xlink:show="embed" xlink:actuate="onLoad">
            <text:p/>
          </draw:image>
        </draw:frame>
        <draw:frame draw:style-name="gr1" draw:text-style-name="P1" draw:layer="layout" svg:width="8.943cm" svg:height="7.373cm" svg:x="1cm" svg:y="1cm">
          <draw:image xlink:href="Pictures/10000201000000BC0000009B06625AEB.png" xlink:type="simple" xlink:show="embed" xlink:actuate="onLoad">
            <text:p/>
          </draw:image>
        </draw:frame>
        <draw:custom-shape draw:style-name="gr2" draw:text-style-name="P1" draw:layer="layout" svg:width="4.219cm" svg:height="3.598cm" svg:x="6.459cm" svg:y="9.66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8.373cm" svg:x2="6.459cm" svg:y2="13.264cm">
          <text:p/>
        </draw:line>
        <draw:line draw:style-name="gr4" draw:text-style-name="P1" draw:layer="layout" svg:x1="9.943cm" svg:y1="1cm" svg:x2="10.678cm" svg:y2="9.666cm">
          <text:p/>
        </draw:line>
        <draw:custom-shape draw:style-name="gr5" draw:text-style-name="P1" draw:layer="layout" svg:width="8.943cm" svg:height="7.373cm" svg:x="1cm" svg:y="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8cm" svg:y1="4.746cm" svg:x2="4.18cm" svg:y2="5.43cm">
          <text:p/>
        </draw:line>
        <draw:line draw:style-name="gr7" draw:text-style-name="P1" draw:layer="layout" svg:x1="4.338cm" svg:y1="5.044cm" svg:x2="15.078cm" svg:y2="5.044cm">
          <text:p/>
        </draw:line>
        <draw:frame draw:style-name="gr8" draw:text-style-name="P2" draw:layer="layout" svg:width="6.749cm" svg:height="3.331cm" svg:x="12.752cm" svg:y="1.713cm">
          <draw:text-box>
            <text:p><text:span text:style-name="T1">Add jumper between </text:span></text:p>
            <text:p><text:span text:style-name="T1">U1 Pin 15</text:span></text:p>
            <text:p><text:span text:style-name="T1">and</text:span></text:p>
            <text:p><text:span text:style-name="T1">DIL-U1 Pin 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5-07-29T18:39:09.986318395</meta:creation-date>
    <dc:date>2015-07-29T18:44:34.972454745</dc:date>
    <dc:creator>Anool Mahidharia</dc:creator>
    <meta:editing-duration>PT4S</meta:editing-duration>
    <meta:editing-cycles>1</meta:editing-cycles>
    <meta:document-statistic meta:object-count="9"/>
    <meta:generator>LibreOffice/4.3.7.2$Linux_X86_64 LibreOffice_project/430m0$Build-2</meta:generator>
  </office:meta>
</office:document-meta>
</file>